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C00000228EBBC23BD.png" manifest:media-type="image/png"/>
  <manifest:file-entry manifest:full-path="Pictures/10000001000002580000010E155AAFA1.png" manifest:media-type="image/png"/>
  <manifest:file-entry manifest:full-path="Pictures/10000000000005560000034E5B3664C9.png" manifest:media-type="image/png"/>
  <manifest:file-entry manifest:full-path="Pictures/10000000000000A0000000A2F2C7ABD1.png" manifest:media-type="image/png"/>
  <manifest:file-entry manifest:full-path="Pictures/1000000000000155000000949749862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5" style:family="presentation" style:parent-style-name="Two_20_columns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Two_20_columns-title">
      <style:graphic-properties fo:min-height="1.8cm" loext:decorative="false"/>
      <style:paragraph-properties style:writing-mode="lr-tb"/>
    </style:style>
    <style:style style:name="pr7" style:family="presentation" style:parent-style-name="Two_20_columns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1.829cm" svg:x="2cm" svg:y="7.171cm" presentation:class="title" presentation:user-transformed="true">
          <draw:text-box>
            <text:p>APLICACIONES DE VPYTHON</text:p>
          </draw:text-box>
        </draw:frame>
        <draw:frame draw:style-name="gr1" draw:text-style-name="P1" draw:layer="layout" svg:width="22cm" svg:height="5.836cm" svg:x="3.5cm" svg:y="1.5cm">
          <draw:image xlink:href="Pictures/1000000000000155000000949749862A.png" xlink:type="simple" xlink:show="embed" xlink:actuate="onLoad" draw:mime-type="image/png">
            <text:p/>
          </draw:image>
        </draw:frame>
        <draw:frame draw:style-name="gr2" draw:text-style-name="P2" draw:layer="layout" svg:width="5.616cm" svg:height="0.961cm" svg:x="17.5cm" svg:y="9.5cm">
          <draw:text-box>
            <text:p>Por Marco Beltran</text:p>
          </draw:text-box>
        </draw:frame>
        <draw:frame draw:style-name="gr1" draw:text-style-name="P1" draw:layer="layout" svg:width="7.5cm" svg:height="4.285cm" svg:x="7cm" svg:y="9.715cm">
          <draw:image xlink:href="Pictures/10000000000000A0000000A2F2C7ABD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placeholder="true" presentation:user-transformed="true">
          <draw:text-box/>
        </draw:frame>
        <draw:frame draw:style-name="gr1" draw:text-style-name="P1" draw:layer="layout" svg:width="28.5cm" svg:height="15.745cm" draw:transform="skewX (-0.000174532925199433) translate (0cm 0.004cm)">
          <draw:image xlink:href="Pictures/10000000000005560000034E5B3664C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3T3">
        <office:forms form:automatic-focus="false" form:apply-design-mode="false"/>
        <draw:frame draw:style-name="gr1" draw:text-style-name="P1" draw:layer="layout" svg:width="25.557cm" svg:height="11.5cm" svg:x="1cm" svg:y="1.5cm">
          <draw:image xlink:href="Pictures/10000001000002580000010E155AAF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Two_20_columns" presentation:presentation-page-layout-name="AL3T3">
        <office:forms form:automatic-focus="false" form:apply-design-mode="false"/>
        <draw:frame presentation:style-name="pr6" draw:layer="layout" svg:width="26.5cm" svg:height="1.8cm" svg:x="0.4cm" svg:y="0.2cm" presentation:class="title" presentation:placeholder="true" presentation:user-transformed="true">
          <draw:text-box/>
        </draw:frame>
        <draw:frame draw:style-name="gr1" draw:text-style-name="P1" draw:layer="layout" svg:width="28.5cm" svg:height="16cm" svg:x="0cm" svg:y="0cm">
          <draw:image xlink:href="Pictures/100000000000033C00000228EBBC23B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00:06:29.994068149</meta:creation-date>
    <meta:editing-duration>PT1H33M45S</meta:editing-duration>
    <meta:editing-cycles>2</meta:editing-cycles>
    <meta:generator>LibreOffice/24.2.5.2$Linux_X86_64 LibreOffice_project/420$Build-2</meta:generator>
    <dc:title>Portfolio</dc:title>
    <dc:date>2024-09-23T01:50:30.209578026</dc:date>
    <meta:document-statistic meta:object-count="74"/>
  </office:meta>
</office:document-meta>
</file>